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9.<text:s/>Write a Prolog Program for STUDENT-TEACHER-SUB-CODE</text:p>
      <text:p text:style-name="Normal"/>
      <text:p text:style-name="Normal">% --- Subject database: subject(Name, Code) ---</text:p>
      <text:p text:style-name="Normal">subject('Mathematics', 'M101').</text:p>
      <text:p text:style-name="Normal">subject('Physics', 'P102').</text:p>
      <text:p text:style-name="Normal">subject('Chemistry', 'C103').</text:p>
      <text:p text:style-name="Normal">subject('Biology', 'B104').</text:p>
      <text:p text:style-name="Normal"/>
      <text:p text:style-name="Normal">% --- Teacher database: teaches(TeacherName, SubjectName) ---</text:p>
      <text:p text:style-name="Normal">teaches('Mr. Rao', 'Mathematics').</text:p>
      <text:p text:style-name="Normal">teaches('Ms. Sharma', 'Physics').</text:p>
      <text:p text:style-name="Normal">teaches('Dr. Iyer', 'Chemistry').</text:p>
      <text:p text:style-name="Normal">teaches('Mrs. Roy', 'Biology').</text:p>
      <text:p text:style-name="Normal"/>
      <text:p text:style-name="Normal">% --- Student database: studies(StudentName, SubjectName) ---</text:p>
      <text:p text:style-name="Normal">studies('Alice', 'Mathematics').</text:p>
      <text:p text:style-name="Normal">studies('Alice', 'Physics').</text:p>
      <text:p text:style-name="Normal">studies('Bob', 'Chemistry').</text:p>
      <text:p text:style-name="Normal">studies('Charlie', 'Biology').</text:p>
      <text:p text:style-name="Normal">studies('Charlie', 'Mathematics').</text:p>
      <text:p text:style-name="Normal">studies('Diana', 'Physics').</text:p>
      <text:p text:style-name="Normal"/>
      <text:p text:style-name="Normal">% --- Rule to find all info: student_teacher_info(Student, Subject, Teacher, Code) ---</text:p>
      <text:p text:style-name="Normal">student_teacher_info(Student, Subject, Teacher, Code) :-</text:p>
      <text:p text:style-name="Normal"><text:s text:c="4"/>studies(Student, Subject),</text:p>
      <text:p text:style-name="Normal"><text:s text:c="4"/>teaches(Teacher, Subject),</text:p>
      <text:p text:style-name="Normal"><text:s text:c="4"/>subject(Subject, Code).</text:p>
      <text:p text:style-name="Normal"/>
      <text:p text:style-name="Normal">Output:</text:p>
      <text:p text:style-name="Normal">Subject = 'Biology',</text:p>
      <text:p text:style-name="Normal">Teacher = 'Mrs. Roy',</text:p>
      <text:soft-page-break/>
      <text:p text:style-name="Normal">Code = 'B104' ;</text:p>
      <text:p text:style-name="Normal"/>
      <text:p text:style-name="Normal">Subject = 'Mathematics',</text:p>
      <text:p text:style-name="Normal">Teacher = 'Mr. Rao',</text:p>
      <text:p text:style-name="Normal">Code = 'M101'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10:00Z</meta:creation-date>
    <dc:date>2025-07-08T16:10:00Z</dc:date>
    <meta:template xlink:href="Normal.dotm" xlink:type="simple"/>
    <meta:editing-cycles>2</meta:editing-cycles>
    <meta:editing-duration>PT120S</meta:editing-duration>
    <meta:document-statistic meta:page-count="2" meta:paragraph-count="2" meta:word-count="154" meta:character-count="1033" meta:row-count="7" meta:non-whitespace-character-count="881"/>
  </office:meta>
</office:document-meta>
</file>